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libri" svg:font-family="Callibri"/>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Normal_20__28_Web_29_">
      <style:paragraph-properties fo:margin-top="0.494cm" fo:margin-bottom="0cm"/>
      <style:text-properties fo:color="#4f81bd" style:font-name="Calibri" fo:font-style="italic" style:font-style-asian="italic" style:font-style-complex="italic"/>
    </style:style>
    <style:style style:name="P2" style:family="paragraph" style:parent-style-name="Normal_20__28_Web_29_">
      <style:paragraph-properties fo:margin-top="0.494cm" fo:margin-bottom="0cm"/>
      <style:text-properties style:font-name="Calibri"/>
    </style:style>
    <style:style style:name="P3" style:family="paragraph" style:parent-style-name="Heading_20_1">
      <style:text-properties fo:color="#333399" style:font-name="Calibri" fo:font-size="18pt" fo:font-weight="normal" style:font-size-asian="18pt" style:font-weight-asian="normal" style:font-size-complex="18pt"/>
    </style:style>
    <style:style style:name="P4" style:family="paragraph" style:parent-style-name="Heading_20_1">
      <style:paragraph-properties fo:margin-top="0.85cm" fo:margin-bottom="0cm"/>
      <style:text-properties fo:color="#333399" style:font-name="Calibri" fo:font-size="12pt" style:font-size-asian="12pt" style:font-size-complex="12pt"/>
    </style:style>
    <style:style style:name="P5" style:family="paragraph" style:parent-style-name="Normal_20__28_Web_29_">
      <style:text-properties style:font-name="Callibri"/>
    </style:style>
    <style:style style:name="P6" style:family="paragraph" style:parent-style-name="Normal_20__28_Web_29_">
      <style:text-properties style:font-name="Callibri" fo:font-size="16pt" fo:font-weight="bold" style:font-size-asian="16pt" style:font-weight-asian="bold" style:font-size-complex="16pt" style:font-weight-complex="bold"/>
    </style:style>
    <style:style style:name="P7" style:family="paragraph" style:parent-style-name="Normal_20__28_Web_29_" style:list-style-name="WW8Num7">
      <style:paragraph-properties fo:margin-top="0.494cm" fo:margin-bottom="0.494cm"/>
      <style:text-properties style:font-name="Calibri"/>
    </style:style>
    <style:style style:name="P8" style:family="paragraph" style:parent-style-name="Normal_20__28_Web_29_" style:list-style-name="WW8Num23">
      <style:paragraph-properties fo:margin-top="0.494cm" fo:margin-bottom="0.494cm"/>
      <style:text-properties style:font-name="Calibri"/>
    </style:style>
    <style:style style:name="P9" style:family="paragraph" style:parent-style-name="Normal_20__28_Web_29_" style:list-style-name="WW8Num23">
      <style:paragraph-properties fo:margin-top="0cm" fo:margin-bottom="0.494cm"/>
      <style:text-properties style:font-name="Calibri"/>
    </style:style>
    <style:style style:name="P10" style:family="paragraph" style:parent-style-name="Normal_20__28_Web_29_">
      <style:paragraph-properties fo:margin-top="0.494cm" fo:margin-bottom="0cm"/>
      <style:text-properties style:font-name="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he InfoSlicer code</text:p>
      <text:h text:style-name="Heading_20_2" text:outline-level="2">The Article_Data module</text:h>
      <text:p text:style-name="P1">The data representation of a text and image based article.</text:p>
      <text:p text:style-name="P2">InfoSlicer is designed to pass around and manipulate text and image based articles taken from the internet. With this in mind, the class that we use to internally represent the data of an article is the Article_Data class. On disk, articles are converted and saved into DITA. The Article_Builder class converts between Article_Data and the corresponding DITA. This will be covered in more detail later.</text:p>
      <text:p text:style-name="P2">The Article_Data class contains the text of an article, broken up into its component sections, paragraphs and sentences, along with IDs for all of these. The purpose of IDs is to enable tracking. For example, if a user constructs their new article from a number of source articles, the new article will retain knowledge of exactly which article and where, each component section, paragraph and sentence came from.</text:p>
      <text:h text:style-name="Heading_20_2" text:outline-level="2">The Article Class</text:h>
      <text:p text:style-name="P2">The GTK widget we use to display an article is a TextView widget. The TextView widget displays text, and also provides an interface for users to insert, copy, and paste text into it. Behind the scenes, a TextView widget has a corresponding GTK TextBuffer widget, which represents the text of the TextView without having to deal with any displaying issues.</text:p>
      <text:p text:style-name="P2">The InfoSlicer tool has a class called Article. The Article class maintains the article structure between the raw Article_Data, and the TextBuffer used by the display. It also provides a richer set of features than the standalone TextBuffer does. Since we know more about the displayed text than a standard TextBuffer instance does, we can provide extra features. The Article class is where these features are implemented. The primary features are:</text:p>
      <text:list text:style-name="WW8Num7">
        <text:list-item>
          <text:p text:style-name="P7">Custom snapping modes. For example, a user can highlight with the selection snapping to the beginning and end of sentences, or paragraphs, or sections. This is useful as, initially at least, most users copy large portions of text unchanged from the source.</text:p>
        </text:list-item>
      </text:list>
      <text:list text:style-name="WW8Num23">
        <text:list-item>
          <text:p text:style-name="P9">Marking. If part of a source article exists in the user's article, i.e. If it has already been copied across, then a light grey shadow can be added on the source article indicating that that portion of the text has been used.</text:p>
        </text:list-item>
      </text:list>
      <text:list text:style-name="WW8Num23">
        <text:list-item text:start-value="1">
          <text:p text:style-name="P8">Tracking. A user can highlight a portion of text in the source article, and if that text has been copied to the user's version, the corresponding text will be highlighted, even if it has been broken up and is not in one single place. <text:soft-page-break/>Similarly, the user can highlight text in the working article, and the corresponding text in the source article will be highlighted.</text:p>
        </text:list-item>
      </text:list>
      <text:p text:style-name="P2">*Note that the underlying structure supports marking and tracking, but it has not been implemented in the GUI as yet.</text:p>
      <text:h text:style-name="P3" text:outline-level="1"/>
      <text:h text:style-name="Heading_20_2" text:outline-level="2">The IO_Manager Class</text:h>
      <text:p text:style-name="P2">The IO Manager saves and loads article objects. It is primarily used by the Library pane to save, load, move, rename and create articles. It shields the GUI from having to deal with platform-specific inconsistencies. </text:p>
      <text:p text:style-name="P2">Upon receiving an article from the parser or GUI, IO_Manager will write the content to disk, and update the library. Unless options have been set otherwise, IO_Manager will also attempt to download all images referenced by a downloaded article (above a minimum size, in order to ignore navigation buttons etc.). These images are also saved to disk, and the file paths in the document are updated to point to the local copies. If the document contains relative image URLs, IO_Manager will attempt to complete these paths using the &lt;source&gt; tag which the parser adds to the data. IO_Manager also assigns a unique ID to every article in the system.</text:p>
      <text:p text:style-name="P2">IO_Manager is aware of the different platforms that the system may run on and so generates file paths appropriately. It also handles multiple files with the same name to prevent the user accidentally overwriting data with careless naming.</text:p>
      <text:p text:style-name="P2">IO_Manager maintains the library file which is a list of all the themes created by the user. Each theme is also maintained as a separate file, referenced by the library, and holds paths for all the articles within it. IO_Manager facilitates the adding, removing, renaming and moving of articles; and the adding, removing and renaming of the themes themselves.</text:p>
      <text:p text:style-name="P2">IO_Manager provides a set of helper methods for the GUI, allowing it to request information about the library and articles within it. For example, providing a list of all themes; confirming whether a theme or article exists and providing a list of articles in a theme.</text:p>
      <text:h text:style-name="P4" text:outline-level="1"/>
      <text:h text:style-name="Heading_20_2" text:outline-level="2">The Article_Builder Class</text:h>
      <text:p text:style-name="P2">The article builder converts between Article objects and the XML DITA form. When saving an Article object, it calls the getData method which returns the Article_Data. It then parses the data into the corresponding XML.</text:p>
      <text:p text:style-name="P2">When loading articles, the XML is reparsed and an Article_Data object <text:soft-page-break/>constructed. An Article object is then returned by the method.</text:p>
      <text:p text:style-name="P2">The conversion from DITA to Article_Data is the inverse of converting from Article_Data to DITA. So, saving then loading an article will not change the contents of the article in any way.</text:p>
      <text:p text:style-name="P2"/>
      <text:h text:style-name="Heading_20_2" text:outline-level="2">The HTML_Parser Class</text:h>
      <text:p text:style-name="P2">The HTML_Parser is a generic parser that can process any HTML document. It is designed to allow the rapid generation of subclassed parsers to parse specific data. The parser takes HTML input and pre-processes it using pre-defined tag lists. There are two lists, the first lists tags that should be preserved; the second lists tags that should be removed, but their content preserved. Any other tags and their contents are removed. There is also a regular expression which is used to remove any elements with classes matching the expression. In HTML_Parser this expression is blank.</text:p>
      <text:p text:style-name="P2">Once the data has been prepared for parsing, the parser traverses the data, applying a set of rules (once again defined as lists to allow for specialisation). By applying these rules, the parser translates the HTML into valid DITA XML formatted data. The rule sets allow the parser to identify sections in the document, headings and content, as well as block elements – such as images, lists and tables – that require special treatment. During parsing, the parser calls a specialise () method, which is blank in the generic parser. This allows subclassed parsers to quickly add specialised behaviour.</text:p>
      <text:p text:style-name="P2">At all times during the processing, the parser maintains a dictionary of elements and IDs, allowing the specified elements to be issued with unique IDs as they are created. This becomes useful for tracking the provenance of content throughout the application later on. Finally, the parser appends a list of all images referenced in the document, which is used by the image gallery.</text:p>
      <text:p text:style-name="P2"/>
      <text:h text:style-name="Heading_20_2" text:outline-level="2">The MediaWiki_Parser Class</text:h>
      <text:p text:style-name="P2">The MediaWiki_Parser is a subclass of the HTML_Parser, which overwrites key methods and variables to reliably parse content from a MediaWiki-powered wiki site. MediaWiki_Parser uses the regular expression option to remove navigation elements and site announcements from the wiki articles, as well as using the specialise () method to process the “infoboxes” found at the top right of many wiki articles.</text:p>
      <text:p text:style-name="P2"/>
      <text:h text:style-name="Heading_20_2" text:outline-level="2">The MediaWiki_Helper Class</text:h>
      <text:p text:style-name="P2">The MediaWiki_Helper class provides a set of utilities for requesting information from a mediawiki-powered wiki site. MediaWiki_Helper allows the generation <text:soft-page-break/>and execution of MediaWiki API calls. This provides functionality for requesting articles by title or revision ID, and also performs validation, such as following automatic redirections within articles.</text:p>
      <text:h text:style-name="Heading_20_2" text:outline-level="2"/>
      <text:h text:style-name="Heading_20_2" text:outline-level="2">The Package_Creator Class</text:h>
      <text:p text:style-name="P2">The package creator produces the bundles containing the content the user has chosen in either the XOL format for Sugar, or a ZIP archive for Windows and Linux. <text:s/>It creates a file which allows the content to be found under “Books” on the Browse Activity on Sugar, as well as an HTML index page for all platforms. <text:s/>It copies the articles requested by the user into the bundle and creates a new DITA map based on these articles. <text:s/>It also reads each article as it is copied to determine which images need to be copied into the bundle, and copies across the XSL and CSS stylesheets. <text:s/>It then creates the appropriate bundle, as detailed in the InfoSlicer overview.</text:p>
      <text:p text:style-name="P2"/>
      <text:h text:style-name="Heading_20_2" text:outline-level="2">The XSLT</text:h>
      <text:p text:style-name="P5">Extensible Stylesheet Language Transformations (XSLT) are used to present the DITA files to the user. For the DITA maps, an XSL stylesheet reads the title of the map to place a header on the page, and then loops through the document to find the article names. It then presents these as a list of contents, each linking to the relevant DITA file. For each article a different XSL stylesheet reads the title and loops through the document in an order which allows the content to be displayed correctly. The XSL also takes care of the “shortdesc” section (which contains the first paragraph) and places images in the right location in the article. The XSL stylesheet for the article also copes with the two different ways the DITA is presented if the article is from Wikipedia or created by Wikipedia. Both XSL stylesheets use a CSS stylesheet to provide the visual style for the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allibri" svg:font-family="Callibri"/>
    <style:font-face style:name="Courier New" svg:font-family="'Courier New'" style:font-family-generic="modern"/>
    <style:font-face style:name="Courier New1" svg:font-family="'Courier New'"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Normal_20__28_Web_29_" style:display-name="Normal (Web)" style:family="paragraph" style:parent-style-name="Standard">
      <style:paragraph-properties fo:margin-top="0.494cm" fo:margin-bottom="0.494cm" fo:line-height="100%"/>
      <style:text-properties style:font-name="Times New Roman" fo:font-size="12pt" style:font-name-asian="Times New Roman" style:font-size-asian="12pt" style:font-size-complex="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bullet text:level="2" text:style-name="WW8Num7z1" style:num-suffix="." text:bullet-char="o">
        <style:list-level-properties text:space-before="1.27cm" text:min-label-width="0.635cm"/>
        <style:text-properties style:font-name="Courier New1"/>
      </text:list-level-style-bullet>
      <text:list-level-style-bullet text:level="3" text:style-name="WW8Num7z2" style:num-suffix="." text:bullet-char="">
        <style:list-level-properties text:space-before="2.54cm" text:min-label-width="0.635cm"/>
        <style:text-properties style:font-name="Wingdings"/>
      </text:list-level-style-bullet>
      <text:list-level-style-bullet text:level="4" text:style-name="WW8Num7z0" style:num-suffix="." text:bullet-char="">
        <style:list-level-properties text:space-before="3.81cm" text:min-label-width="0.635cm"/>
        <style:text-properties style:font-name="Symbol"/>
      </text:list-level-style-bullet>
      <text:list-level-style-bullet text:level="5" text:style-name="WW8Num7z1" style:num-suffix="." text:bullet-char="o">
        <style:list-level-properties text:space-before="5.08cm" text:min-label-width="0.635cm"/>
        <style:text-properties style:font-name="Courier New1"/>
      </text:list-level-style-bullet>
      <text:list-level-style-bullet text:level="6" text:style-name="WW8Num7z2" style:num-suffix="." text:bullet-char="">
        <style:list-level-properties text:space-before="6.35cm" text:min-label-width="0.635cm"/>
        <style:text-properties style:font-name="Wingdings"/>
      </text:list-level-style-bullet>
      <text:list-level-style-bullet text:level="7" text:style-name="WW8Num7z0" style:num-suffix="." text:bullet-char="">
        <style:list-level-properties text:space-before="7.62cm" text:min-label-width="0.635cm"/>
        <style:text-properties style:font-name="Symbol"/>
      </text:list-level-style-bullet>
      <text:list-level-style-bullet text:level="8" text:style-name="WW8Num7z1" style:num-suffix="." text:bullet-char="o">
        <style:list-level-properties text:space-before="8.89cm" text:min-label-width="0.635cm"/>
        <style:text-properties style:font-name="Courier New1"/>
      </text:list-level-style-bullet>
      <text:list-level-style-bullet text:level="9" text:style-name="WW8Num7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2" style:num-suffix="." text:bullet-char="">
        <style:list-level-properties text:space-before="3.81cm" text:min-label-width="0.635cm"/>
        <style:text-properties style:font-name="Wingdings"/>
      </text:list-level-style-bullet>
      <text:list-level-style-bullet text:level="5" text:style-name="WW8Num23z2" style:num-suffix="." text:bullet-char="">
        <style:list-level-properties text:space-before="5.08cm" text:min-label-width="0.635cm"/>
        <style:text-properties style:font-name="Wingdings"/>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2" style:num-suffix="." text:bullet-char="">
        <style:list-level-properties text:space-before="7.62cm" text:min-label-width="0.635cm"/>
        <style:text-properties style:font-name="Wingdings"/>
      </text:list-level-style-bullet>
      <text:list-level-style-bullet text:level="8" text:style-name="WW8Num23z2" style:num-suffix="." text:bullet-char="">
        <style:list-level-properties text:space-before="8.89cm" text:min-label-width="0.635cm"/>
        <style:text-properties style:font-name="Wingdings"/>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Laura</meta:initial-creator>
    <meta:creation-date>2008-09-22T11:02:08</meta:creation-date>
    <dc:creator>Laura</dc:creator>
    <dc:date>2008-12-16T22:05:24</dc:date>
    <meta:editing-cycles>11</meta:editing-cycles>
    <meta:editing-duration>PT35M33S</meta:editing-duration>
    <meta:user-defined meta:name="Info 1"/>
    <meta:user-defined meta:name="Info 2"/>
    <meta:user-defined meta:name="Info 3"/>
    <meta:user-defined meta:name="Info 4"/>
    <meta:document-statistic meta:table-count="0" meta:image-count="0" meta:object-count="0" meta:page-count="4" meta:paragraph-count="34" meta:word-count="1517" meta:character-count="8978"/>
  </office:meta>
</office:document-meta>
</file>